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object or word counter</text:span><text:line-break/><text:line-break/><text:span text:style-name="T1"># import counter class from collections module</text:span><text:line-break/><text:span text:style-name="T1"># from collections import Counter</text:span><text:line-break/><text:span text:style-name="T1">#</text:span><text:line-break/><text:span text:style-name="T1"># # Creation of a Counter Class object using</text:span><text:line-break/><text:span text:style-name="T1"># # a string as an iterable data container</text:span><text:line-break/><text:span text:style-name="T1">#</text:span><text:line-break/><text:span text:style-name="T1"># a = Counter("swati singh")</text:span><text:line-break/><text:span text:style-name="T1"># for i in a.elements(): <text:s text:c="11"/># Elements of counter object</text:span><text:line-break/><text:span text:style-name="T1"># <text:s text:c="4"/>print ( i, end = " ")</text:span><text:line-break/><text:span text:style-name="T1"># print()</text:span><text:line-break/><text:span text:style-name="T1">#</text:span><text:line-break/><text:span text:style-name="T1"># b = Counter({'welcome to python' : 4, 'for' : 1,</text:span><text:line-break/><text:span text:style-name="T1"># <text:s text:c="13"/>'python' : 2, 'python' : 3})</text:span><text:line-break/><text:span text:style-name="T1">#</text:span><text:line-break/><text:span text:style-name="T1"># for i in b.elements():</text:span><text:line-break/><text:span text:style-name="T1"># <text:s text:c="4"/>print ( i, end = " ")</text:span><text:line-break/><text:span text:style-name="T1"># print()</text:span><text:line-break/><text:span text:style-name="T1">#</text:span><text:line-break/><text:span text:style-name="T1"># c = Counter([1, 2, 21, 12, 2, 44, 5,</text:span><text:line-break/><text:span text:style-name="T1"># <text:s text:c="13"/>23,44,55,777,1,2,6,8,5])</text:span><text:line-break/><text:span text:style-name="T1">#</text:span><text:line-break/><text:span text:style-name="T1"># for i in c.elements():</text:span><text:line-break/><text:span text:style-name="T1"># <text:s text:c="4"/>print ( i, end = " ")</text:span><text:line-break/><text:span text:style-name="T1"># print()</text:span><text:line-break/><text:span text:style-name="T1">#</text:span><text:line-break/><text:span text:style-name="T1"># d = Counter( a = 9, b = 3, c = 0, d = 2, e = 5)</text:span><text:line-break/><text:span text:style-name="T1">#</text:span><text:line-break/><text:span text:style-name="T1"># for i in d.elements():</text:span><text:line-break/><text:span text:style-name="T1"># <text:s text:c="4"/>print ( i, end = " ")</text:span><text:line-break/><text:span text:style-name="T1">#</text:span><text:line-break/><text:span text:style-name="T1"># # new program 2</text:span><text:line-break/><text:span text:style-name="T1">#</text:span><text:line-break/><text:span text:style-name="T1"># # import Counter from collections</text:span><text:line-break/><text:span text:style-name="T1"># from collections import Counter</text:span><text:line-break/><text:span text:style-name="T1">#</text:span><text:line-break/><text:span text:style-name="T1"># # creating a raw data-set using keyword arguments</text:span><text:line-break/><text:span text:style-name="T1"># s = Counter(a=7, x=3, b=3, z=1, y=5, c=0, d=-3)</text:span><text:line-break/><text:span text:style-name="T1">#</text:span><text:line-break/><text:span text:style-name="T1"># for i in s.elements(): <text:s text:c="10"/># printing <text:s/>the elements</text:span><text:line-break/><text:span text:style-name="T1"># <text:s text:c="4"/>print("% s : % s" % (i, s[i]), end="\n")</text:span><text:line-break/><text:span text:style-name="T1">#</text:span><text:line-break/><text:line-break/><text:line-break/><text:span text:style-name="T1">"""create calculator using oops """</text:span><text:line-break/><text:span text:style-name="T1">#bll</text:span><text:line-break/><text:span text:style-name="T1"># class Calculator:</text:span><text:line-break/><text:span text:style-name="T1"># <text:s text:c="4"/>def add(self, a, b):</text:span><text:line-break/><text:span text:style-name="T1"># <text:s text:c="8"/>return a + b</text:span><text:line-break/><text:span text:style-name="T1"># </text:span><text:line-break/><text:span text:style-name="T1"># <text:s text:c="4"/>def subtract(self, a, b):</text:span><text:line-break/><text:span text:style-name="T1"># <text:s text:c="8"/>return a - b</text:span><text:line-break/><text:span text:style-name="T1"># </text:span><text:line-break/><text:span text:style-name="T1"># <text:s text:c="4"/>def multiply(self, a, b):</text:span><text:line-break/><text:span text:style-name="T1"># <text:s text:c="8"/>return a * b</text:span><text:line-break/><text:span text:style-name="T1"># </text:span><text:line-break/><text:span text:style-name="T1"># <text:s text:c="4"/>def divide(self, a, b):</text:span><text:line-break/><text:span text:style-name="T1"># <text:s text:c="8"/>return a / b</text:span><text:line-break/><text:line-break/><text:line-break/><text:span text:style-name="T1"># create a <text:s/>object</text:span><text:line-break/><text:soft-page-break/><text:span text:style-name="T1"># pl</text:span><text:line-break/><text:span text:style-name="T1"># my_class = Calculator()</text:span><text:line-break/><text:span text:style-name="T1">#</text:span><text:line-break/><text:span text:style-name="T1">#</text:span><text:line-break/><text:span text:style-name="T1"># while (1):</text:span><text:line-break/><text:span text:style-name="T1">#</text:span><text:line-break/><text:span text:style-name="T1"># <text:s text:c="4"/>print("1: Add")</text:span><text:line-break/><text:span text:style-name="T1"># <text:s text:c="4"/>print("2: Subtract")</text:span><text:line-break/><text:span text:style-name="T1"># <text:s text:c="4"/>print("3: Multiply")</text:span><text:line-break/><text:span text:style-name="T1"># <text:s text:c="4"/>print("4: Divide")</text:span><text:line-break/><text:span text:style-name="T1"># <text:s text:c="4"/>print("5: Exit")</text:span><text:line-break/><text:span text:style-name="T1">#</text:span><text:line-break/><text:span text:style-name="T1"># <text:s text:c="4"/>ch = int(input("Select operation: "))</text:span><text:line-break/><text:span text:style-name="T1">#</text:span><text:line-break/><text:span text:style-name="T1"># # Make sure the user have entered the valid choice</text:span><text:line-break/><text:span text:style-name="T1"># <text:s text:c="4"/>if ch in (1, 2, 3, 4, 5):</text:span><text:line-break/><text:span text:style-name="T1">#</text:span><text:line-break/><text:span text:style-name="T1">#</text:span><text:line-break/><text:span text:style-name="T1"># <text:s text:c="8"/>if (ch == 6):</text:span><text:line-break/><text:span text:style-name="T1"># <text:s text:c="12"/>break</text:span><text:line-break/><text:span text:style-name="T1">#</text:span><text:line-break/><text:span text:style-name="T1">#</text:span><text:line-break/><text:span text:style-name="T1"># <text:s text:c="8"/>a = int(input("Enter first number: "))</text:span><text:line-break/><text:span text:style-name="T1"># <text:s text:c="8"/>b = int(input("Enter second number: "))</text:span><text:line-break/><text:span text:style-name="T1"># <text:s text:c="8"/>if (ch == 1):</text:span><text:line-break/><text:span text:style-name="T1"># <text:s text:c="12"/>print(a, "+", b, "=", my_class.add(a, b))</text:span><text:line-break/><text:span text:style-name="T1"># <text:s text:c="8"/>elif (ch == 2):</text:span><text:line-break/><text:span text:style-name="T1"># <text:s text:c="12"/>print(a, "-", b, "=", my_class.subtract(a, b))</text:span><text:line-break/><text:span text:style-name="T1"># <text:s text:c="8"/>elif (ch == 3):</text:span><text:line-break/><text:span text:style-name="T1"># <text:s text:c="12"/>print(a, "*", b, "=", my_class.multiply(a, b))</text:span><text:line-break/><text:span text:style-name="T1"># <text:s text:c="8"/>elif (ch == 4):</text:span><text:line-break/><text:span text:style-name="T1"># <text:s text:c="12"/>print(a, "/", b, "=", my_class.divide(a, b))</text:span><text:line-break/><text:span text:style-name="T1">#</text:span><text:line-break/><text:span text:style-name="T1">#</text:span><text:line-break/><text:span text:style-name="T1">#</text:span><text:line-break/><text:span text:style-name="T1">#</text:span><text:line-break/><text:span text:style-name="T1"># <text:s text:c="8"/>else:</text:span><text:line-break/><text:span text:style-name="T1"># <text:s text:c="12"/>print("Invalid Input")</text:span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1:03:31.152000000</meta:creation-date>
    <dc:date>2020-07-17T21:07:22.538000000</dc:date>
    <meta:editing-duration>PT4M1S</meta:editing-duration>
    <meta:editing-cycles>1</meta:editing-cycles>
    <meta:document-statistic meta:table-count="0" meta:image-count="0" meta:object-count="0" meta:page-count="2" meta:paragraph-count="1" meta:word-count="412" meta:character-count="2218" meta:non-whitespace-character-count="1516"/>
    <meta:generator>Neat_Office/6.2.8.2$Windows_x86 LibreOffice_project/</meta:generator>
  </office:meta>
</office:document-meta>
</file>